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5.762cm" fo:min-width="20.714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8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8.5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993cm" fo:min-width="3cm"/>
    </style:style>
    <style:style style:name="gr11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75cm" fo:min-width="1.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3.5cm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14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margin-top="0.5cm" fo:margin-bottom="0cm"/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loext:graphic-properties draw:fill="solid" draw:fill-color="#ff0000"/>
      <style:paragraph-properties fo:text-align="center"/>
      <style:text-properties fo:font-weight="bold"/>
    </style:style>
    <style:style style:name="P17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b2b2b2" loext:opacity="100%"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color="#b2b2b2" loext:opacity="100%" fo:font-size="32pt" style:text-underline-style="none" style:font-size-asian="32pt" style:font-size-complex="3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Programming online experiment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HTML/ CSS / JS basics</text:p>
          </draw:text-box>
        </draw:frame>
        <draw:frame draw:style-name="gr1" draw:text-style-name="P4" draw:layer="layout" svg:width="6.5cm" svg:height="0.962cm" svg:x="10.5cm" svg:y="9cm">
          <draw:text-box>
            <text:p text:style-name="P3">Lecture 1 – 01/03</text:p>
          </draw:text-box>
        </draw:frame>
        <draw:frame draw:style-name="gr2" draw:text-style-name="P5" draw:layer="layout" svg:width="4.587cm" svg:height="0.963cm" svg:x="23.413cm" svg:y="14.787cm">
          <draw:text-box>
            <text:p text:style-name="P1">Maxime Cauté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ctures plan</text:p>
          </draw:text-box>
        </draw:frame>
        <draw:frame presentation:style-name="pr4" draw:text-style-name="P6" draw:layer="layout" svg:width="25.199cm" svg:height="9.315cm" svg:x="1.5cm" svg:y="4.5cm" presentation:class="outline" presentation:user-transformed="true">
          <draw:text-box>
            <text:p text:style-name="P6"><text:span text:style-name="T1">01/03:</text:span><text:span text:style-name="T2"> </text:span></text:p>
            <text:list text:style-name="L5">
              <text:list-item>
                <text:p text:style-name="P6"><text:span text:style-name="T2">Introduction to online programming </text:span></text:p>
              </text:list-item>
              <text:list-item>
                <text:p text:style-name="P6"><text:span text:style-name="T2">Basics of browser-based programming (HTML / </text:span><text:span text:style-name="T2">CSS / JS)</text:span><text:span text:style-name="T2"><text:line-break/></text:span><text:span text:style-name="T2"/></text:p>
              </text:list-item>
            </text:list>
            <text:p text:style-name="P6"><text:span text:style-name="T3">15/03:</text:span></text:p>
            <text:list text:style-name="L6">
              <text:list-item>
                <text:p text:style-name="P7"><text:span text:style-name="T4">Using plugins from JsPsych</text:span></text:p>
              </text:list-item>
              <text:list-item>
                <text:p text:style-name="P7"><text:span text:style-name="T4">(Possibly) creating custom plugins in JsPsyc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Why online experiments?</text:p>
          </draw:text-box>
        </draw:frame>
        <draw:frame presentation:style-name="pr4" draw:text-style-name="P1" draw:layer="layout" svg:width="25.199cm" svg:height="11.243cm" svg:x="1.4cm" svg:y="3.257cm" presentation:class="outline" presentation:user-transformed="true">
          <draw:text-box>
            <text:list text:style-name="L7">
              <text:list-item>
                <text:p xml:id="id1" text:id="id1" text:style-name="P1">Pros:</text:p>
                <text:list>
                  <text:list-item>
                    <text:p xml:id="id2" text:id="id2" text:style-name="P1">Many participants</text:p>
                  </text:list-item>
                  <text:list-item>
                    <text:p xml:id="id3" text:id="id3" text:style-name="P1">More background variability in general </text:p>
                    <text:list>
                      <text:list-item>
                        <text:p xml:id="id4" text:id="id4" text:style-name="P1">(but see recruitment criteria)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1">Cons:</text:p>
                <text:list>
                  <text:list-item>
                    <text:p xml:id="id6" text:id="id6" text:style-name="P1">Less controlled environment</text:p>
                  </text:list-item>
                  <text:list-item>
                    <text:p xml:id="id7" text:id="id7" text:style-name="P1">More complicated to clearly convey information</text:p>
                  </text:list-item>
                  <text:list-item>
                    <text:p xml:id="id8" text:id="id8" text:style-name="P1">Less understanding of how subject react to the task<text:line-break/></text:p>
                  </text:list-item>
                </text:list>
              </text:list-item>
              <text:list-item>
                <text:p xml:id="id9" text:id="id9" text:style-name="P1">Conclusion:</text:p>
                <text:list>
                  <text:list-item>
                    <text:p xml:id="id10" text:id="id10" text:style-name="P1">Does it fit your question &amp; design?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tools for online experimen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7">
              <text:list-item>
                <text:p xml:id="id11" text:id="id11">Qualtrics (survey only)</text:p>
              </text:list-item>
              <text:list-item>
                <text:p xml:id="id12" text:id="id12">Expyriment now has an online module</text:p>
              </text:list-item>
              <text:list-item>
                <text:p xml:id="id13" text:id="id13">JsPsych</text:p>
                <text:list>
                  <text:list-item>
                    <text:p xml:id="id14" text:id="id14">Browser-based: no custom software to install</text:p>
                  </text:list-item>
                  <text:list-item>
                    <text:p xml:id="id15" text:id="id15">Works on (almost) every machine, including phones</text:p>
                  </text:list-item>
                  <text:list-item>
                    <text:p xml:id="id16" text:id="id16">Easily compatible with platforms like Prolific</text:p>
                  </text:list-item>
                </text:list>
              </text:list-item>
            </text:list>
          </draw:text-box>
        </draw:frame>
        <draw:custom-shape draw:style-name="gr4" draw:text-style-name="P10" xml:id="id17" draw:id="id17" draw:layer="layout" svg:width="30cm" svg:height="8.5cm" svg:x="-1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JsPsych 7.3</text:p>
          </draw:text-box>
        </draw:frame>
        <draw:frame draw:style-name="gr2" draw:text-style-name="P11" draw:layer="layout" svg:width="8.368cm" svg:height="0.963cm" svg:x="0.132cm" svg:y="14.537cm">
          <draw:text-box>
            <text:p xml:id="id34" text:id="id34">https://www.jspsych.org/7.3/</text:p>
          </draw:text-box>
        </draw:frame>
        <draw:custom-shape draw:style-name="gr5" draw:text-style-name="P12" xml:id="id18" draw:id="id18" draw:layer="layout" svg:width="9cm" svg:height="4cm" svg:x="0.2cm" svg:y="5cm">
          <text:p text:style-name="P12"><text:span text:style-name="T5">Trial</text:span> 1 :</text:p>
          <text:p text:style-name="P12"/>
          <text:p text:style-name="P12">Type = Shape discrimination</text:p>
          <text:p text:style-name="P12">Shape = Square</text:p>
          <text:p text:style-name="P12">Color = R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xml:id="id19" draw:id="id19" draw:layer="layout" svg:width="9cm" svg:height="4cm" svg:x="0.2cm" svg:y="9.3cm">
          <text:p text:style-name="P12"><text:span text:style-name="T5">Trial</text:span> 2 :</text:p>
          <text:p text:style-name="P12"/>
          <text:p text:style-name="P12">Type = Shape discrimination</text:p>
          <text:p text:style-name="P12">Shape = Circle</text:p>
          <text:p text:style-name="P12">Color = Bl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xml:id="id20" draw:id="id20" draw:layer="layout" svg:width="4.5cm" svg:height="1cm" svg:x="10cm" svg:y="8.5cm">
          <text:p text:style-name="P13"><text:span text:style-name="T5">Timeline</text:span></text:p>
          <draw:enhanced-geometry svg:viewBox="0 0 21600 21600" draw:type="rectangle" draw:enhanced-path="M 0 0 L 21600 0 21600 21600 0 21600 0 0 Z N"/>
        </draw:custom-shape>
        <draw:g xml:id="id23" draw:id="id23">
          <draw:custom-shape draw:style-name="gr7" draw:text-style-name="P10" draw:layer="layout" svg:width="2cm" svg:height="2cm" svg:x="15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0" draw:layer="layout" svg:x1="16.5cm" svg:y1="8cm" svg:x2="16.5cm" svg:y2="10cm">
            <text:p/>
          </draw:line>
          <draw:line draw:style-name="gr8" draw:text-style-name="P10" draw:layer="layout" svg:x1="17.5cm" svg:y1="9cm" svg:x2="15.5cm" svg:y2="9cm">
            <text:p/>
          </draw:line>
        </draw:g>
        <draw:custom-shape draw:style-name="gr9" draw:text-style-name="P14" xml:id="id24" draw:id="id24" draw:layer="layout" svg:width="9cm" svg:height="3cm" svg:x="12cm" svg:y="12.75cm">
          <text:p text:style-name="P14">Shape discrimination <text:span text:style-name="T5">plugin </text:span>:<text:line-break/><text:tab/>if Shape = Circle then …</text:p>
          <text:p text:style-name="P14"><text:tab/>if Color = Red then …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9" draw:id="id29" draw:layer="layout" svg:width="3.5cm" svg:height="3.243cm" svg:x="19.2cm" svg:y="4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xml:id="id30" draw:id="id30" draw:layer="layout" svg:width="2cm" svg:height="2cm" svg:x="19.889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1" draw:id="id31" draw:layer="layout" svg:width="4cm" svg:height="3cm" svg:x="22.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2" draw:id="id32" draw:layer="layout" svg:width="2cm" svg:height="2cm" svg:x="2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xml:id="id27" draw:id="id27" draw:layer="layout" svg:x1="18.5cm" svg:y1="7cm" svg:x2="24.5cm" svg:y2="14.5cm">
          <text:p/>
        </draw:line>
        <draw:line draw:style-name="gr15" draw:text-style-name="P10" xml:id="id21" draw:id="id21" draw:layer="layout" svg:x1="9.2cm" svg:y1="7cm" svg:x2="10cm" svg:y2="9cm">
          <text:p/>
        </draw:line>
        <draw:line draw:style-name="gr15" draw:text-style-name="P10" xml:id="id22" draw:id="id22" draw:layer="layout" svg:x1="9.2cm" svg:y1="11.5cm" svg:x2="10cm" svg:y2="9cm">
          <text:p/>
        </draw:line>
        <draw:line draw:style-name="gr16" draw:text-style-name="P10" draw:layer="layout" svg:x1="14.5cm" svg:y1="9cm" svg:x2="15.5cm" svg:y2="9cm">
          <text:p/>
        </draw:line>
        <draw:line draw:style-name="gr17" draw:text-style-name="P10" xml:id="id25" draw:id="id25" draw:layer="layout" svg:x1="16.5cm" svg:y1="12.75cm" svg:x2="16.5cm" svg:y2="10cm">
          <text:p/>
        </draw:line>
        <draw:line draw:style-name="gr18" draw:text-style-name="P10" xml:id="id28" draw:id="id28" draw:layer="layout" svg:x1="17.5cm" svg:y1="9cm" svg:x2="20cm" svg:y2="9cm">
          <text:p/>
        </draw:line>
        <draw:frame draw:style-name="gr19" draw:text-style-name="P17" draw:layer="layout" svg:width="7cm" svg:height="1.673cm" svg:x="20.5cm" svg:y="3.327cm">
          <draw:text-box>
            <text:p xml:id="id33" text:id="id33">HTML / CSS display</text:p>
          </draw:text-box>
        </draw:frame>
        <draw:frame draw:style-name="gr19" draw:text-style-name="P17" draw:layer="layout" svg:width="7cm" svg:height="1.673cm" svg:x="10.5cm" svg:y="11.5cm">
          <draw:text-box>
            <text:p xml:id="id26" text:id="id26">Javascript cod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8T14:36:08.771314218</meta:creation-date>
    <dc:date>2023-03-01T09:27:29.780245205</dc:date>
    <meta:editing-duration>PT1H58M43S</meta:editing-duration>
    <meta:editing-cycles>1</meta:editing-cycles>
    <meta:document-statistic meta:object-count="64"/>
    <meta:generator>LibreOffice/7.3.7.2$Linux_X86_64 LibreOffice_project/30$Build-2</meta:generator>
  </office:meta>
</office:document-meta>
</file>